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6" style:family="table-cell" style:parent-style-name="Default" style:data-style-name="N100">
      <style:text-properties style:text-line-through-style="none" style:text-line-through-type="none"/>
    </style:style>
    <style:style style:name="ce17" style:family="table-cell" style:parent-style-name="Default" style:data-style-name="N100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200"/>
    </style:style>
    <style:style style:name="ce19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 table:number-rows-repeated="10483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9" table:default-cell-style-name="ce11"/>
        <table:table-column table:style-name="co23" table:default-cell-style-name="ce11"/>
        <table:table-column table:style-name="co14" table:default-cell-style-name="ce11"/>
        <table:table-column table:style-name="co3" table:number-columns-repeated="2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0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1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Default" office:value-type="string" calcext:value-type="string">
            <text:p>65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Default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Default" office:value-type="string" calcext:value-type="string">
            <text:p>66.6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2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2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RU000A100J18 (Домодедово выпуск 2 )</text:p>
          </table:table-cell>
          <table:table-cell table:style-name="ce16" table:number-columns-repeated="12"/>
          <table:table-cell/>
          <table:table-cell table:style-name="ce1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2">00.00.0000</text:date>, <text:time style:data-style-name="N2" text:time-value="21:13:49.63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6-22T21:16:32.917000000</dc:date>
    <meta:editing-duration>P3DT2H22M56S</meta:editing-duration>
    <meta:editing-cycles>1227</meta:editing-cycles>
    <meta:document-statistic meta:table-count="2" meta:cell-count="5583" meta:object-count="0"/>
  </office:meta>
</office:document-meta>
</file>